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835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<text:span text:style-name="T1">Supposons que la taille de la table n'est pas limité</text:span></text:p>
      <text:p text:style-name="Standard"/>
      <text:p text:style-name="Standard">-<text:span text:style-name="T1">le centre de la table est l'origine du repère cartésien pour la suite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2:02:18.858130198</meta:creation-date>
    <dc:date>2015-04-03T12:19:45.677298745</dc:date>
    <meta:editing-duration>PT2M1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2" meta:word-count="23" meta:character-count="123" meta:non-whitespace-character-count="102"/>
  </office:meta>
</office:document-meta>
</file>